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10">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13">
      <style:paragraph-properties fo:margin-left="0.5in" fo:margin-right="0in"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11">
      <style:paragraph-properties fo:margin-left="0.5in" fo:margin-right="0in" fo:text-indent="-0.25in" style:auto-text-indent="false"/>
    </style:style>
    <style:style style:name="P8" style:family="paragraph" style:parent-style-name="Standard" style:list-style-name="WWNum14">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16">
      <style:paragraph-properties fo:margin-left="0.5in" fo:margin-right="0in" fo:text-indent="-0.25in" style:auto-text-indent="false"/>
    </style:style>
    <style:style style:name="P11" style:family="paragraph" style:parent-style-name="Standard" style:list-style-name="WWNum18">
      <style:paragraph-properties fo:margin-left="0.5in" fo:margin-right="0in" fo:text-indent="-0.25in" style:auto-text-indent="false"/>
    </style:style>
    <style:style style:name="P12" style:family="paragraph" style:parent-style-name="Standard" style:list-style-name="WWNum12">
      <style:paragraph-properties fo:margin-left="0.5in" fo:margin-right="0in" fo:text-indent="-0.25in" style:auto-text-indent="false"/>
    </style:style>
    <style:style style:name="P13" style:family="paragraph" style:parent-style-name="Standard" style:list-style-name="WWNum9">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17">
      <style:paragraph-properties fo:margin-left="0.5in" fo:margin-right="0in" fo:text-indent="-0.25in" style:auto-text-indent="false"/>
    </style:style>
    <style:style style:name="P17" style:family="paragraph" style:parent-style-name="Standard" style:list-style-name="WWNum19">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1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font-style="italic" style:font-style-asian="italic"/>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style="italic" style:font-style-asian="italic"/>
    </style:style>
    <style:style style:name="P25" style:family="paragraph" style:parent-style-name="Title"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rgmp1kycuq33"/>Privacy Summit: Inaugural Meeting Notes </text:p>
      <text:p text:style-name="Standard"/>
      <text:p text:style-name="Heading_20_2"><text:bookmark text:name="_u57qxg4bm1fy"/>Purpose: Why Did We Have This Meeting? </text:p>
      <text:p text:style-name="Standard"/>
      <text:list xml:id="list1386187202" text:style-name="WWNum1">
        <text:list-item>
          <text:p text:style-name="P2">The purpose of the meeting was to explore the idea of having an all encompassing privacy summit of sorts.</text:p>
        </text:list-item>
      </text:list>
      <text:p text:style-name="P21"/>
      <text:list xml:id="list2415952946" text:style-name="WWNum10">
        <text:list-item>
          <text:p text:style-name="P3">To examine the purpose of a privacy summit (why should this take place?) </text:p>
        </text:list-item>
      </text:list>
      <text:p text:style-name="Standard"/>
      <text:list xml:id="list4082673484" text:style-name="WWNum7">
        <text:list-item>
          <text:p text:style-name="P4">To introduce all the interested parties from the various communities to each other. </text:p>
        </text:list-item>
      </text:list>
      <text:p text:style-name="Standard"/>
      <text:list xml:id="list1165892743" text:style-name="WWNum13">
        <text:list-item>
          <text:p text:style-name="P5">To open a framework of discussion on what form this summit may take. </text:p>
        </text:list-item>
      </text:list>
      <text:p text:style-name="Standard"/>
      <text:p text:style-name="Heading_20_2"><text:bookmark text:name="_3dbqror8hz84"/>Practicals: The When, and The Where?</text:p>
      <text:p text:style-name="Standard"/>
      <text:p text:style-name="Standard"><text:s text:c="5"/><text:span text:style-name="T2">Date of Meeting</text:span>: <text:tab/>28th/03/2019 (03/28/19) </text:p>
      <text:p text:style-name="Standard"/>
      <text:p text:style-name="Standard"><text:s text:c="4"/><text:span text:style-name="T2"><text:s/>Place of Meeting</text:span>: <text:tab/> Zoom Web call. </text:p>
      <text:p text:style-name="Standard"/>
      <text:p text:style-name="Standard"><text:s text:c="5"/><text:span text:style-name="T2">Time of Meeting</text:span>: <text:tab/>3pm (GMT) 8am (PST) </text:p>
      <text:p text:style-name="Standard"/>
      <text:p text:style-name="Standard"><text:s text:c="4"/><text:span text:style-name="T2"><text:s/>Time of Adjournment:</text:span> ~ 4pm (GMT) 9am (PST)</text:p>
      <text:p text:style-name="Standard"/>
      <text:p text:style-name="Standard"><text:s text:c="4"/><text:span text:style-name="T2"><text:s/>Person Taking Notes</text:span>: <text:tab/> Ernest Kissiedu </text:p>
      <text:p text:style-name="Standard"><text:tab/></text:p>
      <text:p text:style-name="Standard"/>
      <text:p text:style-name="Heading_20_2"><text:bookmark text:name="_gsheryb3ud8p"/><text:soft-page-break/>People: Who attended, and who was unable to attend? </text:p>
      <text:p text:style-name="Standard"/>
      <text:p text:style-name="Standard"><text:tab/><text:span text:style-name="T2">Attendee’s</text:span>: Ben Noble </text:p>
      <text:p text:style-name="Standard"><text:tab/><text:tab/> <text:s text:c="9"/>Beni Issembert</text:p>
      <text:p text:style-name="Standard"><text:tab/><text:tab/> <text:s text:c="9"/>EnergyBurn</text:p>
      <text:p text:style-name="Standard"><text:tab/><text:tab/> <text:s text:c="9"/>Ivaylo </text:p>
      <text:p text:style-name="Standard"><text:tab/><text:tab/> <text:s text:c="6"/>MidiPoet</text:p>
      <text:p text:style-name="Standard"><text:tab/><text:tab/> <text:s text:c="6"/>Ernest Kissiedu (Facilitator)</text:p>
      <text:p text:style-name="Standard"><text:tab/><text:tab/> <text:s text:c="6"/>David Burkett </text:p>
      <text:p text:style-name="Standard"/>
      <text:p text:style-name="Standard"><text:tab/><text:span text:style-name="T2">Absent</text:span>: <text:s text:c="4"/>Noah Yeh</text:p>
      <text:p text:style-name="Standard"><text:tab/><text:tab/> <text:s text:c="6"/>Numecca </text:p>
      <text:p text:style-name="Standard"/>
      <text:p text:style-name="Heading_20_2"><text:bookmark text:name="_vr7det81drzi"/>Process: What agenda did we use for this meeting; what principle points were discussed? </text:p>
      <text:p text:style-name="Standard"/>
      <text:p text:style-name="Subtitle"><text:bookmark text:name="_kagnn42qvg3r"/>Opening:</text:p>
      <text:p text:style-name="P21">The meeting began with formal introductions and icebreakers for attendee’s. The conversation then moved onto Ernest presenting a sort of pitch around why this conference is an interesting and important opportunity for different privacy communities to come together. Ernest gave some background on how the idea of privacy summit came about through discussions of various people, and laid out a trajectory for discussing what form this could take. </text:p>
      <text:p text:style-name="P21"/>
      <text:p text:style-name="Subtitle"><text:bookmark text:name="_eh9rfau28twc"/>Key-points, Questions <text:s/>and Insights:</text:p>
      <text:list xml:id="list829150461" text:style-name="WWNum8">
        <text:list-item>
          <text:p text:style-name="P6">The focus should maybe move from having a <text:s/>type of conference which may only serve as an echo-chamber for people already into the privacy aspect of blockchain technology. There needs to be a bigger vision…….a symposium of sorts which brings together credible people, serious about this topic; such as cryptographers, academics, and its is paramount that we engage with and have present regulators and/or government interest. <text:span text:style-name="T3">(MidiPoet)</text:span></text:p>
        </text:list-item>
      </text:list>
      <text:p text:style-name="P23"/>
      <text:list xml:id="list33811367889466" text:continue-numbering="true" text:style-name="WWNum8">
        <text:list-item>
          <text:p text:style-name="P6">Privacy ‘coins’ are already being sectioned of as this other ‘thing’ which is potentially dangerous, we need to try to use this summit as a way to mitigate this mind-set and open discussion to increase understanding of the true purposes and meanings of this digital asset class. <text:span text:style-name="T3">(MidiPoet)</text:span></text:p>
        </text:list-item>
      </text:list>
      <text:p text:style-name="P21"/>
      <text:list xml:id="list2604240518" text:style-name="WWNum11">
        <text:list-item>
          <text:p text:style-name="P7">There has to be unifying voice, a converged approach from those prominent persons who would represent the different privacy-focused blockchain communities. This will be especially important when aiming to engage with regulators and government authorities to create an effective discourse….. But how? <text:span text:style-name="T3">(MidiPoet, Ben, Benni)</text:span></text:p>
        </text:list-item>
      </text:list>
      <text:p text:style-name="Standard"/>
      <text:list xml:id="list33810665095853" text:continue-numbering="true" text:style-name="WWNum11">
        <text:list-item>
          <text:p text:style-name="P7"><text:s/><text:span text:style-name="T4">Question: What would be the best way to build this unified voice and understanding before engaging with regulators in this round-table/conference/discussion? Should we hold preliminary discussions/forums online first; which would then culminate into the bigger main event? </text:span></text:p>
        </text:list-item>
      </text:list>
      <text:p text:style-name="Standard"><text:soft-page-break/></text:p>
      <text:p text:style-name="Subtitle"><text:bookmark text:name="_utxhten6ks7x"/>Explore: </text:p>
      <text:p text:style-name="Standard">After warming up and having some brilliant opening discussions we then began to discuss the form this summit could take.</text:p>
      <text:p text:style-name="Standard"/>
      <text:p text:style-name="Subtitle"><text:bookmark text:name="_yorczgtv5enp"/>Key-points, Questions and Insights.</text:p>
      <text:list xml:id="list2806658502" text:style-name="WWNum14">
        <text:list-item>
          <text:p text:style-name="P8"><text:span text:style-name="T4">Question: How are we going to tackle the obvious challenge of our differing geography? </text:span></text:p>
        </text:list-item>
      </text:list>
      <text:p text:style-name="P1"/>
      <text:list xml:id="list2090133035" text:style-name="WWNum2">
        <text:list-item>
          <text:p text:style-name="P9"><text:span text:style-name="T4">Question: Do we have a strictly online event? Or a physical conference? </text:span></text:p>
        </text:list-item>
      </text:list>
      <text:p text:style-name="P24"/>
      <text:list xml:id="list3051990300" text:style-name="WWNum16">
        <text:list-item>
          <text:p text:style-name="P10">A physical conference/summit would be best suited within a University, which would be very well organised, we can explore some of the credible Universities who have an interest in blockchain technology, both in in the UK (King's College, UCL, Imperial University) and Colleges in the USA (Berkeley). <text:span text:style-name="T3">(MidiPoet, Ben).</text:span></text:p>
        </text:list-item>
      </text:list>
      <text:p text:style-name="Standard"/>
      <text:list xml:id="list1377799365" text:style-name="WWNum18">
        <text:list-item>
          <text:p text:style-name="P11">We should definitely explore the possibility of having satellite events. </text:p>
        </text:list-item>
      </text:list>
      <text:p text:style-name="Standard"/>
      <text:list xml:id="list1721156924" text:style-name="WWNum12">
        <text:list-item>
          <text:p text:style-name="P12"><text:span text:style-name="T4">Question: How are we going to get an ‘in’ with regulators to have them come to this summit?</text:span></text:p>
        </text:list-item>
      </text:list>
      <text:p text:style-name="P1"/>
      <text:list xml:id="list66719457" text:style-name="WWNum9">
        <text:list-item>
          <text:p text:style-name="P13">We can engage with some Japanese regulators (Benni).</text:p>
        </text:list-item>
      </text:list>
      <text:p text:style-name="Standard"/>
      <text:list xml:id="list3671914831" text:style-name="WWNum4">
        <text:list-item>
          <text:p text:style-name="P14">We need to look at ways we can identify meaningful tasks.</text:p>
        </text:list-item>
      </text:list>
      <text:p text:style-name="Standard"/>
      <text:list xml:id="list2499802851" text:style-name="WWNum3">
        <text:list-item>
          <text:p text:style-name="P15">Question:<text:span text:style-name="T4"> We need to find ways to engage with a spectrum of people in regards to participation (audience); if things become to focused on academia we could lose the valuable perspective of “the person in the street”. How can we engage the different strata of opinion to get well-rounded participation? (Ben, Ernest, MidiPoet, Beni). </text:span></text:p>
        </text:list-item>
      </text:list>
      <text:p text:style-name="P24"/>
      <text:p text:style-name="Subtitle"><text:bookmark text:name="_nb1d8jlrexuu"/>Closing:</text:p>
      <text:p text:style-name="Standard">In closing we then decided to look at how we can begin laying the foundations for this event, we discussed and decided preliminary that a hybrid-format of digital and physical running in parellel could work. We then began through conversation to naturally offer our areas of expertise and possible responsibility. </text:p>
      <text:p text:style-name="Subtitle"><text:bookmark text:name="_f5bltexlx910"/>Key-points, Questions and Insights.</text:p>
      <text:list xml:id="list1590157008" text:style-name="WWNum17">
        <text:list-item>
          <text:p text:style-name="P16">We should look at the possibility of a hybrid format; meaning we have a select room of people who are going to engage in discourse around digital privacy, “privacy-coins” e.t.c. There are number of ways of structuring the discourse, (Q/A, Fireside chats). Ernest referenced a developer meetup he organises, which focuses on being small in attendance 20-25 people max, and encouraging free flowing debate (with an adjudicator). This could be one half of the conference with an online aspect running in parallel, meaning having the debate broadcast online for essentially world-wide participation. </text:p>
        </text:list-item>
      </text:list>
      <text:p text:style-name="P21"/>
      <text:list xml:id="list3570993286" text:style-name="WWNum19">
        <text:list-item>
          <text:p text:style-name="P17"><text:soft-page-break/>Having a smaller, carefully curated, physical audience can also serve take the edge of how difficult it would be to organise high quality physical event. </text:p>
        </text:list-item>
      </text:list>
      <text:p text:style-name="P21"/>
      <text:list xml:id="list1083492497" text:style-name="WWNum5">
        <text:list-item>
          <text:p text:style-name="P18">We can have a Google Doc spreadsheet to lay out preliminary tasks and sections for what need to pull something like this off. </text:p>
        </text:list-item>
      </text:list>
      <text:p text:style-name="Standard"/>
      <text:list xml:id="list1158248572" text:style-name="WWNum15">
        <text:list-item>
          <text:p text:style-name="P19">We can club together and reach out to our respective networks for help and resources. </text:p>
        </text:list-item>
      </text:list>
      <text:p text:style-name="Standard"/>
      <text:list xml:id="list3217939400" text:style-name="WWNum6">
        <text:list-item>
          <text:p text:style-name="P20">We’ll discuss more of how this could all work, and identify core tasks in the next meeting. </text:p>
        </text:list-item>
      </text:list>
      <text:p text:style-name="Standard"/>
      <text:p text:style-name="Standard"/>
      <text:p text:style-name="Heading_20_2"><text:bookmark text:name="_bvetnmk9rg7p"/>Practicals: Date and time of next meeting? </text:p>
      <text:p text:style-name="Standard"/>
      <text:p text:style-name="Standard"><text:span text:style-name="T2">Date of Next Meeting</text:span>: TBC </text:p>
      <text:p text:style-name="Standard"/>
      <text:p text:style-name="Standard"><text:span text:style-name="T2">Time of Next Meeting</text:span>: TBC </text:p>
      <text:p text:style-name="Standard"/>
      <text:p text:style-name="Standard"><text:span text:style-name="T2">Location of Next Meeting</text:span>: Zoom Video Call. </text:p>
      <text:p text:style-name="P22"/>
      <text:p text:style-name="P2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4" meta:word-count="890" meta:character-count="5639" meta:non-whitespace-character-count="4678"/>
    <meta:generator>LibreOfficeDev/6.0.5.2$Linux_X86_64 LibreOffice_project/</meta:generator>
  </office:meta>
</office:document-meta>
</file>